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000000" draw:fill-hatch-name="Black_20_45_20_Degrees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1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fill="hatch" draw:fill-hatch-name="Blue_20_Crossed_20_45_20_Degrees" draw:textarea-horizontal-align="justify" draw:textarea-vertical-align="middle" draw:auto-grow-height="false"/>
    </style:style>
    <style:style style:name="gr10" style:family="graphic" style:parent-style-name="standard">
      <style:graphic-properties draw:fill="hatch" draw:fill-color="#000000" draw:fill-hatch-name="Black_20_-45_20_Degrees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92cm"/>
      <style:paragraph-properties style:writing-mode="lr-tb"/>
    </style:style>
    <style:style style:name="gr12" style:family="graphic" style:parent-style-name="standard">
      <style:graphic-properties draw:marker-end="Symmetric_20_Arrow" draw:marker-end-width="0.3cm" draw:fill="hatch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.1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1.3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1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95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fo:min-height="1.11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000000" draw:fill-hatch-name="Black_20_45_20_Degrees" draw:fill-hatch-solid="false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hatch" draw:fill-hatch-name="Blue_20_Crossed_20_45_20_Degrees"/>
      <style:paragraph-properties fo:text-align="center"/>
    </style:style>
    <style:style style:name="P10" style:family="paragraph">
      <loext:graphic-properties draw:fill="hatch" draw:fill-color="#000000" draw:fill-hatch-name="Black_20_-45_20_Degrees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12" style:family="paragraph">
      <loext:graphic-properties draw:fill="hatch" draw:fill-hatch-name="Black_20_-45_20_Degrees"/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solid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7.542cm" svg:x="1.3cm" svg:y="4.2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72cm" svg:height="8.462cm" svg:x="9.918cm" svg:y="3.3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7.62cm" svg:x="14.335cm" svg:y="4.1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1.27cm" svg:x="1.3cm" svg:y="11.855cm">
          <draw:text-box>
            <text:p text:style-name="P3">Java world</text:p>
          </draw:text-box>
        </draw:frame>
        <draw:frame draw:style-name="gr4" draw:text-style-name="P4" draw:layer="layout" svg:width="3.175cm" svg:height="0.963cm" svg:x="14.335cm" svg:y="11.902cm">
          <draw:text-box>
            <text:p text:style-name="P3">C world</text:p>
          </draw:text-box>
        </draw:frame>
        <draw:frame draw:style-name="gr5" draw:text-style-name="P6" draw:layer="layout" svg:width="3.478cm" svg:height="0.806cm" svg:x="1.3cm" svg:y="4.275cm">
          <draw:text-box>
            <text:p text:style-name="P5"><text:span text:style-name="T1">Java memory</text:span></text:p>
          </draw:text-box>
        </draw:frame>
        <draw:custom-shape draw:style-name="gr6" draw:text-style-name="P7" draw:layer="layout" svg:width="7.389cm" svg:height="2.54cm" svg:x="6.08cm" svg:y="11.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0.635cm" svg:height="1.905cm" svg:x="6.715cm" svg:y="3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0.635cm" svg:height="3.81cm" svg:x="11.795cm" svg:y="5.44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037cm" svg:y1="3.54cm" svg:x2="7.037cm" svg:y2="5.445cm">
          <text:p/>
        </draw:line>
        <draw:line draw:style-name="gr8" draw:text-style-name="P8" draw:layer="layout" svg:x1="7.35cm" svg:y1="5.445cm" svg:x2="11.795cm" svg:y2="5.445cm">
          <text:p/>
        </draw:line>
        <draw:line draw:style-name="gr8" draw:text-style-name="P8" draw:layer="layout" svg:x1="12.084cm" svg:y1="5.445cm" svg:x2="12.084cm" svg:y2="9.255cm">
          <text:p/>
        </draw:line>
        <draw:custom-shape draw:style-name="gr1" draw:text-style-name="P1" draw:layer="layout" svg:width="0.635cm" svg:height="3.81cm" svg:x="6.715cm" svg:y="5.44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.795cm" svg:y1="9.255cm" svg:x2="7.35cm" svg:y2="9.255cm">
          <text:p/>
        </draw:line>
        <draw:custom-shape draw:style-name="gr7" draw:text-style-name="P8" draw:layer="layout" svg:width="0.635cm" svg:height="1.157cm" svg:x="6.715cm" svg:y="9.25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037cm" svg:y1="9.255cm" svg:x2="7.044cm" svg:y2="10.48cm">
          <text:p/>
        </draw:line>
        <draw:custom-shape draw:style-name="gr9" draw:text-style-name="P9" xml:id="id7" draw:id="id7" draw:layer="layout" svg:width="1.026cm" svg:height="1.025cm" svg:x="2.027cm" svg:y="7.9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1.026cm" svg:height="1.025cm" svg:x="1.991cm" svg:y="6.109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.715cm" svg:y1="4.492cm" svg:x2="3.017cm" svg:y2="6.621cm" draw:start-shape="id1" draw:start-glue-point="3" draw:end-shape="id2" draw:end-glue-point="1" svg:d="M6715 4492c-2773 0-925 2129-3698 2129" svg:viewBox="0 0 3699 2130">
          <text:p/>
        </draw:connector>
        <draw:custom-shape draw:style-name="gr10" draw:text-style-name="P10" xml:id="id3" draw:id="id3" draw:layer="layout" svg:width="0.372cm" svg:height="0.597cm" svg:x="9.225cm" svg:y="1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371cm" svg:height="0.597cm" svg:x="9.597cm" svg:y="1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372cm" svg:height="0.597cm" svg:x="9.968cm" svg:y="1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6" draw:id="id6" draw:layer="layout" svg:width="0.371cm" svg:height="0.597cm" svg:x="10.34cm" svg:y="1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3.614cm" svg:height="0.645cm" svg:x="8.345cm" svg:y="13.425cm">
          <draw:text-box>
            <text:p text:style-name="P5"><text:span text:style-name="T2">Arrays of basetypes</text:span></text:p>
          </draw:text-box>
        </draw:frame>
        <draw:connector draw:style-name="gr12" draw:text-style-name="P12" draw:layer="layout" draw:type="curve" svg:x1="7.35cm" svg:y1="4.492cm" svg:x2="9.225cm" svg:y2="13.226cm" draw:start-shape="id1" draw:start-glue-point="1" draw:end-shape="id3" draw:end-glue-point="3" svg:d="M7350 4492c1405 0 468 8734 1875 8734" svg:viewBox="0 0 1876 8735">
          <text:p/>
        </draw:connector>
        <draw:custom-shape draw:style-name="gr9" draw:text-style-name="P9" xml:id="id4" draw:id="id4" draw:layer="layout" svg:width="1.026cm" svg:height="1.026cm" svg:x="16.07cm" svg:y="5.68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784cm" svg:height="0.806cm" svg:x="14.335cm" svg:y="4.175cm">
          <draw:text-box>
            <text:p text:style-name="P5"><text:span text:style-name="T1">C memory</text:span></text:p>
          </draw:text-box>
        </draw:frame>
        <draw:frame draw:style-name="gr14" draw:text-style-name="P13" draw:layer="layout" svg:width="1.717cm" svg:height="0.645cm" svg:x="15.683cm" svg:y="5.105cm">
          <draw:text-box>
            <text:p text:style-name="P5"><text:span text:style-name="T2">C struct</text:span></text:p>
          </draw:text-box>
        </draw:frame>
        <draw:connector draw:style-name="gr12" draw:text-style-name="P12" draw:layer="layout" draw:type="curve" svg:x1="12.451cm" svg:y1="8.778cm" svg:x2="16.07cm" svg:y2="6.202cm" draw:end-shape="id4" svg:d="M12451 8778c2338 0 529-2576 3619-2576" svg:viewBox="0 0 3620 2577">
          <text:p/>
        </draw:connector>
        <draw:connector draw:style-name="gr12" draw:text-style-name="P12" draw:layer="layout" draw:type="curve" svg:x1="11.795cm" svg:y1="7.35cm" svg:x2="10.711cm" svg:y2="13.226cm" draw:start-shape="id5" draw:start-glue-point="3" draw:end-shape="id6" draw:end-glue-point="1" svg:d="M11795 7350c-814 0-273 5876-1084 5876" svg:viewBox="0 0 1085 5877">
          <text:p/>
        </draw:connector>
        <draw:frame draw:style-name="gr15" draw:text-style-name="P11" draw:layer="layout" svg:width="1.603cm" svg:height="1.805cm" svg:x="3.21cm" svg:y="6.705cm">
          <draw:text-box>
            <text:p text:style-name="P5"><text:span text:style-name="T2">Java </text:span></text:p>
            <text:p text:style-name="P5"><text:span text:style-name="T2">object</text:span></text:p>
            <text:p text:style-name="P5"><text:span text:style-name="T2">access</text:span></text:p>
          </draw:text-box>
        </draw:frame>
        <draw:frame draw:style-name="gr16" draw:text-style-name="P13" draw:layer="layout" svg:width="1.882cm" svg:height="1.433cm" svg:x="7.685cm" svg:y="3.705cm">
          <draw:text-box>
            <text:p text:style-name="P5"><text:span text:style-name="T2">Immortal</text:span></text:p>
            <text:p text:style-name="P5"><text:span text:style-name="T2">object</text:span></text:p>
            <text:p text:style-name="P5"><text:span text:style-name="T2">access</text:span></text:p>
          </draw:text-box>
        </draw:frame>
        <draw:frame draw:style-name="gr16" draw:text-style-name="P13" draw:layer="layout" svg:width="1.882cm" svg:height="1.433cm" svg:x="10.033cm" svg:y="6.859cm">
          <draw:text-box>
            <text:p text:style-name="P5"><text:span text:style-name="T2">Immortal</text:span></text:p>
            <text:p text:style-name="P5"><text:span text:style-name="T2">object</text:span></text:p>
            <text:p text:style-name="P5"><text:span text:style-name="T2">access</text:span></text:p>
          </draw:text-box>
        </draw:frame>
        <draw:frame draw:style-name="gr17" draw:text-style-name="P13" draw:layer="layout" svg:width="1.603cm" svg:height="1.039cm" svg:x="14.53cm" svg:y="6.411cm">
          <draw:text-box>
            <text:p text:style-name="P5"><text:span text:style-name="T2">struct</text:span></text:p>
            <text:p text:style-name="P5"><text:span text:style-name="T2">access</text:span></text:p>
          </draw:text-box>
        </draw:frame>
        <draw:connector draw:style-name="gr8" draw:text-style-name="P8" draw:layer="layout" draw:type="curve" svg:x1="6.715cm" svg:y1="4.493cm" svg:x2="3.053cm" svg:y2="8.495cm" draw:end-shape="id7" draw:end-glue-point="1" svg:d="M6715 4493c-2370 0-539 4002-3662 4002" svg:viewBox="0 0 3663 4003">
          <text:p/>
        </draw:connector>
        <draw:frame draw:style-name="gr18" draw:text-style-name="P13" draw:layer="layout" svg:width="2.458cm" svg:height="0.645cm" svg:x="1.484cm" svg:y="5.506cm">
          <draw:text-box>
            <text:p text:style-name="P5"><text:span text:style-name="T2">Java objects</text:span></text:p>
          </draw:text-box>
        </draw:frame>
        <draw:frame draw:style-name="gr19" draw:text-style-name="P15" draw:layer="layout" svg:width="2.159cm" svg:height="1.118cm" svg:x="11.16cm" svg:y="11.693cm">
          <draw:text-box>
            <text:p text:style-name="P14"><text:span text:style-name="T1">Immortal</text:span></text:p>
            <text:p text:style-name="P14"><text:span text:style-name="T1">space</text:span></text:p>
          </draw:text-box>
        </draw:frame>
        <draw:frame draw:style-name="gr20" draw:text-style-name="P16" draw:layer="layout" svg:width="2.106cm" svg:height="1.123cm" svg:x="5.905cm" svg:y="2.436cm">
          <draw:text-box>
            <text:p text:style-name="P3"><text:span text:style-name="T3">Java</text:span></text:p>
            <text:p text:style-name="P3"><text:span text:style-name="T3"><text:s/></text:span><text:span text:style-name="T3">methods</text:span></text:p>
          </draw:text-box>
        </draw:frame>
        <draw:frame draw:style-name="gr20" draw:text-style-name="P16" draw:layer="layout" svg:width="2.106cm" svg:height="1.123cm" svg:x="11.005cm" svg:y="2.437cm">
          <draw:text-box>
            <text:p text:style-name="P3"><text:span text:style-name="T3">C</text:span></text:p>
            <text:p text:style-name="P3"><text:span text:style-name="T3"><text:s/></text:span><text:span text:style-name="T3">meth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